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361in" table:align="left" style:writing-mode="lr-tb"/>
    </style:style>
    <style:style style:name="Table1.A" style:family="table-column">
      <style:table-column-properties style:column-width="1.3917in"/>
    </style:style>
    <style:style style:name="Table1.B" style:family="table-column">
      <style:table-column-properties style:column-width="1.4722in"/>
    </style:style>
    <style:style style:name="Table1.C" style:family="table-column">
      <style:table-column-properties style:column-width="3.6722in"/>
    </style:style>
    <style:style style:name="Table1.1" style:family="table-row">
      <style:table-row-properties style:min-row-height="0.216in"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6.5361in" table:align="left" style:writing-mode="lr-tb"/>
    </style:style>
    <style:style style:name="Table2.A" style:family="table-column">
      <style:table-column-properties style:column-width="1.3917in"/>
    </style:style>
    <style:style style:name="Table2.B" style:family="table-column">
      <style:table-column-properties style:column-width="1.4722in"/>
    </style:style>
    <style:style style:name="Table2.C" style:family="table-column">
      <style:table-column-properties style:column-width="3.6722in"/>
    </style:style>
    <style:style style:name="Table2.1" style:family="table-row">
      <style:table-row-properties style:min-row-height="0.216in"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5361in" table:align="left" style:writing-mode="lr-tb"/>
    </style:style>
    <style:style style:name="Table3.A" style:family="table-column">
      <style:table-column-properties style:column-width="1.3917in"/>
    </style:style>
    <style:style style:name="Table3.B" style:family="table-column">
      <style:table-column-properties style:column-width="1.4722in"/>
    </style:style>
    <style:style style:name="Table3.C" style:family="table-column">
      <style:table-column-properties style:column-width="3.6722in"/>
    </style:style>
    <style:style style:name="Table3.1" style:family="table-row">
      <style:table-row-properties style:min-row-height="0.216in" style:keep-together="true" fo:keep-together="auto"/>
    </style:style>
    <style:style style:name="Table3.A1" style:family="table-cell">
      <style:table-cell-properties style:vertical-align="top" fo:padding="0in" fo:border="none" style:writing-mode="lr-tb"/>
    </style:style>
    <style:style style:name="Table4" style:family="table">
      <style:table-properties style:width="6.5361in" table:align="left" style:writing-mode="lr-tb"/>
    </style:style>
    <style:style style:name="Table4.A" style:family="table-column">
      <style:table-column-properties style:column-width="1.3917in"/>
    </style:style>
    <style:style style:name="Table4.B" style:family="table-column">
      <style:table-column-properties style:column-width="1.4722in"/>
    </style:style>
    <style:style style:name="Table4.C" style:family="table-column">
      <style:table-column-properties style:column-width="3.6722in"/>
    </style:style>
    <style:style style:name="Table4.1" style:family="table-row">
      <style:table-row-properties style:min-row-height="0.216in" style:keep-together="true" fo:keep-together="auto"/>
    </style:style>
    <style:style style:name="Table4.A1" style:family="table-cell">
      <style:table-cell-properties style:vertical-align="top" fo:padding="0in" fo:border="none" style:writing-mode="lr-tb"/>
    </style:style>
    <style:style style:name="Table5" style:family="table">
      <style:table-properties style:width="6.5361in" table:align="left" style:writing-mode="lr-tb"/>
    </style:style>
    <style:style style:name="Table5.A" style:family="table-column">
      <style:table-column-properties style:column-width="1.3917in"/>
    </style:style>
    <style:style style:name="Table5.B" style:family="table-column">
      <style:table-column-properties style:column-width="1.4722in"/>
    </style:style>
    <style:style style:name="Table5.C" style:family="table-column">
      <style:table-column-properties style:column-width="3.6722in"/>
    </style:style>
    <style:style style:name="Table5.1" style:family="table-row">
      <style:table-row-properties style:min-row-height="0.216in" style:keep-together="true" fo:keep-together="auto"/>
    </style:style>
    <style:style style:name="Table5.A1" style:family="table-cell">
      <style:table-cell-properties style:vertical-align="top" fo:padding="0in" fo:border="none" style:writing-mode="lr-tb"/>
    </style:style>
    <style:style style:name="Table6" style:family="table" style:master-page-name="">
      <style:table-properties style:width="6.5361in" style:page-number="auto" table:align="left" style:writing-mode="lr-tb"/>
    </style:style>
    <style:style style:name="Table6.A" style:family="table-column">
      <style:table-column-properties style:column-width="1.3917in"/>
    </style:style>
    <style:style style:name="Table6.B" style:family="table-column">
      <style:table-column-properties style:column-width="1.4722in"/>
    </style:style>
    <style:style style:name="Table6.C" style:family="table-column">
      <style:table-column-properties style:column-width="3.6722in"/>
    </style:style>
    <style:style style:name="Table6.1" style:family="table-row">
      <style:table-row-properties style:min-row-height="0.216in" style:keep-together="true" fo:keep-together="auto"/>
    </style:style>
    <style:style style:name="Table6.A1" style:family="table-cell">
      <style:table-cell-properties style:vertical-align="top" fo:padding="0in" fo:border="none" style:writing-mode="lr-tb"/>
    </style:style>
    <style:style style:name="Table7" style:family="table">
      <style:table-properties style:width="6.5in" table:align="left" style:writing-mode="lr-tb"/>
    </style:style>
    <style:style style:name="Table7.A" style:family="table-column">
      <style:table-column-properties style:column-width="1.3813in"/>
    </style:style>
    <style:style style:name="Table7.B" style:family="table-column">
      <style:table-column-properties style:column-width="1.4604in"/>
    </style:style>
    <style:style style:name="Table7.C" style:family="table-column">
      <style:table-column-properties style:column-width="3.6583in"/>
    </style:style>
    <style:style style:name="Table7.1" style:family="table-row">
      <style:table-row-properties style:keep-together="true" fo:keep-together="auto"/>
    </style:style>
    <style:style style:name="Table7.A1" style:family="table-cell">
      <style:table-cell-properties style:vertical-align="top" fo:padding="0in" fo:border="none" style:writing-mode="lr-tb"/>
    </style:style>
    <style:style style:name="Table8" style:family="table">
      <style:table-properties style:width="6.5in" table:align="left" style:writing-mode="lr-tb"/>
    </style:style>
    <style:style style:name="Table8.A" style:family="table-column">
      <style:table-column-properties style:column-width="1.3813in"/>
    </style:style>
    <style:style style:name="Table8.B" style:family="table-column">
      <style:table-column-properties style:column-width="1.4826in"/>
    </style:style>
    <style:style style:name="Table8.C" style:family="table-column">
      <style:table-column-properties style:column-width="3.6361in"/>
    </style:style>
    <style:style style:name="Table8.1" style:family="table-row">
      <style:table-row-properties style:keep-together="true" fo:keep-together="auto"/>
    </style:style>
    <style:style style:name="Table8.A1" style:family="table-cell">
      <style:table-cell-properties style:vertical-align="top" fo:padding="0in" fo:border="none" style:writing-mode="lr-tb"/>
    </style:style>
    <style:style style:name="Table10" style:family="table">
      <style:table-properties style:width="6.5292in" fo:margin-left="0.0069in" fo:margin-right="0.3889in" table:align="margins" style:shadow="none" style:writing-mode="lr-tb"/>
    </style:style>
    <style:style style:name="Table10.A" style:family="table-column">
      <style:table-column-properties style:column-width="1.3813in" style:rel-column-width="1989*"/>
    </style:style>
    <style:style style:name="Table10.B" style:family="table-column">
      <style:table-column-properties style:column-width="1.4535in" style:rel-column-width="2093*"/>
    </style:style>
    <style:style style:name="Table10.C" style:family="table-column">
      <style:table-column-properties style:column-width="3.6944in" style:rel-column-width="5320*"/>
    </style:style>
    <style:style style:name="Table10.1" style:family="table-row">
      <style:table-row-properties style:min-row-height="0.216in" style:keep-together="true" fo:keep-together="auto"/>
    </style:style>
    <style:style style:name="Table10.A1" style:family="table-cell">
      <style:table-cell-properties style:vertical-align="bottom" fo:background-color="transparent" fo:padding="0in" fo:border="none" style:writing-mode="lr-tb">
        <style:background-image/>
      </style:table-cell-properties>
    </style:style>
    <style:style style:name="P1" style:family="paragraph" style:parent-style-name="Text_20_body">
      <style:paragraph-properties style:snap-to-layout-grid="false"/>
    </style:style>
    <style:style style:name="P2" style:family="paragraph" style:parent-style-name="Text_20_body">
      <style:paragraph-properties fo:text-align="end" style:justify-single-word="false" style:snap-to-layout-grid="false"/>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style:font-name-complex="Arial" style:font-size-complex="10pt"/>
    </style:style>
    <style:style style:name="P5" style:family="paragraph" style:parent-style-name="Text_20_body">
      <style:text-properties fo:font-size="11pt" style:font-size-asian="11pt" style:font-name-complex="Arial" style:font-size-complex="11pt"/>
    </style:style>
    <style:style style:name="P6" style:family="paragraph" style:parent-style-name="Standard">
      <style:text-properties style:font-name="Arial" fo:font-size="10.5pt" fo:font-weight="bold" style:font-size-asian="10.5pt" style:font-weight-asian="bold" style:font-name-complex="Arial" style:font-size-complex="14pt" style:font-weight-complex="bold"/>
    </style:style>
    <style:style style:name="P7" style:family="paragraph" style:parent-style-name="Text_20_body">
      <style:paragraph-properties fo:margin-left="0.5in" fo:margin-right="0in" fo:text-indent="0in" style:auto-text-indent="false"/>
      <style:text-properties style:font-name-complex="Arial" style:font-size-complex="10pt"/>
    </style:style>
    <style:style style:name="P8" style:family="paragraph" style:parent-style-name="Text_20_body" style:list-style-name="WW8Num2"/>
    <style:style style:name="P9" style:family="paragraph" style:parent-style-name="Text_20_body" style:list-style-name="WW8Num3"/>
    <style:style style:name="P10" style:family="paragraph" style:parent-style-name="Text_20_body" style:list-style-name="WW8Num3">
      <style:text-properties fo:language="fr" fo:country="FR"/>
    </style:style>
    <style:style style:name="P11" style:family="paragraph" style:parent-style-name="Text_20_body" style:list-style-name="WW8Num4"/>
    <style:style style:name="P12" style:family="paragraph" style:parent-style-name="Text_20_body" style:list-style-name="WW8Num4">
      <style:text-properties style:font-name-complex="Arial" style:font-size-complex="10pt"/>
    </style:style>
    <style:style style:name="P13" style:family="paragraph" style:parent-style-name="Text_20_body" style:list-style-name="WW8Num5">
      <style:text-properties style:font-name-complex="Arial" style:font-size-complex="10pt"/>
    </style:style>
    <style:style style:name="P14" style:family="paragraph" style:parent-style-name="Text_20_body" style:list-style-name="WW8Num13">
      <style:text-properties style:font-name-complex="Arial" style:font-size-complex="10pt"/>
    </style:style>
    <style:style style:name="P15" style:family="paragraph" style:parent-style-name="Text_20_body" style:list-style-name="WW8Num6">
      <style:paragraph-properties fo:keep-together="always"/>
      <style:text-properties style:font-name-complex="Arial" style:font-size-complex="10pt"/>
    </style:style>
    <style:style style:name="P16" style:family="paragraph" style:parent-style-name="Text_20_body" style:list-style-name="WW8Num14">
      <style:text-properties style:font-name-complex="Arial"/>
    </style:style>
    <style:style style:name="P17" style:family="paragraph" style:parent-style-name="Text_20_body" style:list-style-name="WW8Num16">
      <style:text-properties style:font-name-complex="Arial"/>
    </style:style>
    <style:style style:name="P18" style:family="paragraph" style:parent-style-name="Text_20_body" style:list-style-name="WW8Num21"/>
    <style:style style:name="P19" style:family="paragraph" style:parent-style-name="Text_20_body" style:list-style-name="WW8Num7"/>
    <style:style style:name="P20" style:family="paragraph" style:parent-style-name="Text_20_body" style:list-style-name="WW8Num20"/>
    <style:style style:name="P21" style:family="paragraph" style:parent-style-name="Text_20_body" style:list-style-name="WW8Num8"/>
    <style:style style:name="P22" style:family="paragraph" style:parent-style-name="Text_20_body" style:list-style-name="WW8Num9"/>
    <style:style style:name="P23" style:family="paragraph" style:parent-style-name="Text_20_body" style:list-style-name="WW8Num10"/>
    <style:style style:name="P24" style:family="paragraph" style:parent-style-name="Text_20_body" style:list-style-name="WW8Num10">
      <style:paragraph-properties fo:keep-together="always"/>
    </style:style>
    <style:style style:name="P25" style:family="paragraph" style:parent-style-name="Text_20_body" style:list-style-name="WW8Num11"/>
    <style:style style:name="P26" style:family="paragraph" style:parent-style-name="Text_20_body" style:list-style-name="WW8Num12"/>
    <style:style style:name="P27" style:family="paragraph" style:parent-style-name="Text_20_body" style:list-style-name="WW8Num15"/>
    <style:style style:name="P28" style:family="paragraph" style:parent-style-name="Text_20_body" style:list-style-name="WW8Num17"/>
    <style:style style:name="P29" style:family="paragraph" style:parent-style-name="Text_20_body" style:list-style-name="WW8Num18"/>
    <style:style style:name="P30" style:family="paragraph" style:parent-style-name="Text_20_body" style:list-style-name="WW8Num19"/>
    <style:style style:name="P31" style:family="paragraph" style:parent-style-name="Text_20_body" style:list-style-name="WW8Num19">
      <style:text-properties style:font-size-complex="10pt"/>
    </style:style>
    <style:style style:name="P32" style:family="paragraph" style:parent-style-name="Text_20_body">
      <style:text-properties style:font-name="Arial" fo:font-size="10pt" fo:font-weight="normal" style:font-size-asian="10pt" style:font-weight-asian="normal" style:font-name-complex="Arial" style:font-size-complex="10pt" style:font-weight-complex="normal"/>
    </style:style>
    <style:style style:name="P33" style:family="paragraph" style:parent-style-name="Text_20_body" style:list-style-name="WW8Num10">
      <style:text-properties fo:font-size="10pt" style:font-size-asian="10pt" style:font-size-complex="10pt"/>
    </style:style>
    <style:style style:name="P34" style:family="paragraph" style:parent-style-name="Text_20_body" style:list-style-name="WW8Num6" style:master-page-name="">
      <style:paragraph-properties fo:keep-together="always" style:page-number="auto"/>
      <style:text-properties style:font-name-complex="Arial" style:font-size-complex="10pt"/>
    </style:style>
    <style:style style:name="P35" style:family="paragraph" style:parent-style-name="Heading_20_1" style:master-page-name="Standard">
      <style:paragraph-properties fo:margin-top="0.1665in" fo:margin-bottom="0.0835in" style:page-number="auto"/>
    </style:style>
    <style:style style:name="P36" style:family="paragraph" style:parent-style-name="Heading_20_3">
      <style:text-properties fo:font-size="11pt" style:font-size-asian="11pt" style:font-name-complex="Arial" style:font-size-complex="11pt"/>
    </style:style>
    <style:style style:name="P37" style:family="paragraph" style:parent-style-name="Heading_20_3">
      <style:text-properties style:font-name-complex="Arial"/>
    </style:style>
    <style:style style:name="P38" style:family="paragraph" style:parent-style-name="Heading_20_3">
      <style:text-properties style:font-name-complex="Arial" style:font-size-complex="11pt"/>
    </style:style>
    <style:style style:name="P39" style:family="paragraph" style:parent-style-name="Heading_20_3">
      <style:paragraph-properties fo:margin-top="0in" fo:margin-bottom="0.0598in" style:snap-to-layout-grid="false"/>
    </style:style>
    <style:style style:name="P40" style:family="paragraph" style:parent-style-name="Heading_20_3">
      <style:paragraph-properties fo:margin-top="0in" fo:margin-bottom="0.0598in" fo:keep-with-next="auto" style:snap-to-layout-grid="false"/>
    </style:style>
    <style:style style:name="P41" style:family="paragraph" style:parent-style-name="Heading_20_3" style:master-page-name="">
      <style:paragraph-properties fo:keep-together="always" style:page-number="auto"/>
      <style:text-properties fo:font-size="11pt" style:font-size-asian="11pt" style:font-name-complex="Arial" style:font-size-complex="11pt"/>
    </style:style>
    <style:style style:name="P42"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43" style:family="paragraph" style:parent-style-name="Standard" style:master-page-name="">
      <style:paragraph-properties style:page-number="auto"/>
    </style:style>
    <style:style style:name="T1" style:family="text">
      <style:text-properties fo:font-variant="normal" fo:text-transform="none" style:font-name="apple-system" fo:font-size="9.14999961853027pt" fo:letter-spacing="normal" fo:font-style="normal" fo:font-weight="normal"/>
    </style:style>
    <style:style style:name="T2" style:family="text">
      <style:text-properties fo:font-variant="normal" fo:text-transform="none" style:font-name="apple-system" fo:font-size="9.14999961853027pt" fo:letter-spacing="normal" fo:font-style="normal" fo:font-weight="normal" style:font-name-complex="Arial" style:font-size-complex="10pt"/>
    </style:style>
    <style:style style:name="T3" style:family="text">
      <style:text-properties style:font-name="Arial" fo:font-size="9pt" fo:font-weight="normal" style:font-size-asian="9pt" style:font-weight-asian="normal" style:font-name-complex="Arial" style:font-size-complex="9pt" style:font-weight-complex="normal"/>
    </style:style>
    <style:style style:name="T4" style:family="text">
      <style:text-properties style:font-name="Arial" fo:font-size="9pt" style:text-underline-style="none" fo:font-weight="normal" style:font-size-asian="9pt" style:font-weight-asian="normal" style:font-name-complex="Arial" style:font-size-complex="9pt" style:font-weight-complex="normal"/>
    </style:style>
    <style:style style:name="T5" style:family="text">
      <style:text-properties style:font-name="Arial" fo:font-size="10pt" fo:font-weight="bold" style:font-size-asian="10pt" style:font-weight-asian="bold" style:font-name-complex="Arial" style:font-size-complex="10pt" style:font-weight-complex="bold"/>
    </style:style>
    <style:style style:name="T6" style:family="text">
      <style:text-properties fo:color="#000000" style:font-name="Arial" fo:font-size="9pt" style:text-underline-style="none" fo:font-weight="normal" style:font-size-asian="9pt" style:font-weight-asian="normal" style:font-name-complex="Arial" style:font-size-complex="9pt" style:font-weight-complex="normal"/>
    </style:style>
    <style:style style:name="T7" style:family="text">
      <style:text-properties fo:color="#000000" style:font-name="Arial" style:text-underline-style="none" fo:font-weight="normal" style:font-weight-asian="normal" style:font-name-complex="Arial" style:font-weight-complex="normal"/>
    </style:style>
    <style:style style:name="T8" style:family="text">
      <style:text-properties fo:color="#000000" style:font-name="Arial" fo:font-size="10pt" style:text-underline-style="none" fo:font-weight="normal" style:font-size-asian="10pt" style:font-weight-asian="normal" style:font-name-complex="Arial" style:font-size-complex="10pt" style:font-weight-complex="normal"/>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4" style:family="section">
      <style:section-properties text:dont-balance-text-columns="tru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John Dimm</text:h>
      <text:list xml:id="list1595391544014215787" text:style-name="WW8Num2">
        <text:list-item>
          <text:p text:style-name="P8">San Diego, 2024 <text:tab/><text:tab/>http://www.johndimm.com/<text:tab/><text:tab/>http://www.linkedin.com/in/johndimm</text:p>
        </text:list-item>
      </text:list>
      <text:p text:style-name="Text_20_body"/>
      <text:p text:style-name="P6">Full Stack Lead and Data Engineer</text:p>
      <text:p text:style-name="P6"/>
      <text:p text:style-name="P3">Highly effective in roles ranging from SQL maven to full stack developer to hands-on manager to individual contributor. <text:s/></text:p>
      <text:p text:style-name="Text_20_body"/>
      <text:p text:style-name="Text_20_body">(This is my short resume. <text:s/>For more, including links to live projects, please see the <text:s/>longer versions on my website.)</text:p>
      <text:h text:style-name="Heading_20_2" text:outline-level="2">Skill Summary</text:h>
      <text:section text:style-name="Sect1" text:name="Section1">
        <text:list xml:id="list169550203125079450" text:style-name="WW8Num3">
          <text:list-item>
            <text:p text:style-name="P9">MySQL, <text:s/>PostgreSQL, Lovefield</text:p>
          </text:list-item>
          <text:list-item>
            <text:p text:style-name="P9">SQL query optimization</text:p>
          </text:list-item>
          <text:list-item>
            <text:p text:style-name="P10">React and nextjs for front-end development</text:p>
          </text:list-item>
          <text:list-item>
            <text:p text:style-name="P10">Serverless function apps on Azure</text:p>
          </text:list-item>
          <text:list-item>
            <text:p text:style-name="P10">Data Pipelines and ETL processing</text:p>
          </text:list-item>
          <text:list-item>
            <text:p text:style-name="P10">Amazon Alexa Skills</text:p>
          </text:list-item>
          <text:list-item>
            <text:p text:style-name="P9">Google Chrome Extensions</text:p>
          </text:list-item>
          <text:list-item>
            <text:p text:style-name="P9">Recommender systems</text:p>
          </text:list-item>
        </text:list>
        <text:p text:style-name="Text_20_body"/>
      </text:section>
      <text:section text:style-name="Sect2" text:name="Section2">
        <text:h text:style-name="Heading_20_2" text:outline-level="2">Work Experience</text:h>
        <table:table table:name="Table10" table:style-name="Table10">
          <table:table-column table:style-name="Table10.A"/>
          <table:table-column table:style-name="Table10.B"/>
          <table:table-column table:style-name="Table10.C"/>
          <table:table-row table:style-name="Table10.1">
            <table:table-cell table:style-name="Table10.A1" office:value-type="string">
              <text:h text:style-name="P39" text:outline-level="3"/>
              <text:h text:style-name="P39" text:outline-level="3">2022 – 2024 </text:h>
            </table:table-cell>
            <table:table-cell table:style-name="Table10.A1" office:value-type="string">
              <text:h text:style-name="P39" text:outline-level="3">Gardyn</text:h>
            </table:table-cell>
            <table:table-cell table:style-name="Table10.A1" office:value-type="string">
              <text:h text:style-name="P39" text:outline-level="3">Staff engineer </text:h>
            </table:table-cell>
          </table:table-row>
        </table:table>
        <text:p text:style-name="Text_20_body"><text:span text:style-name="T1"/></text:p>
        <text:section text:style-name="Sect5" text:name="Section49">
          <text:list xml:id="list3048337669272955794" text:style-name="WW8Num4">
            <text:list-item>
              <text:p text:style-name="P12"><text:span text:style-name="T1">Gardyn sells a hydroponic indoor garden to grow food</text:span></text:p>
            </text:list-item>
            <text:list-item>
              <text:p text:style-name="P12"><text:span text:style-name="T1">back-end development of a python API</text:span></text:p>
            </text:list-item>
            <text:list-item>
              <text:p text:style-name="P12"><text:span text:style-name="T1">Javascript and Typescript serverless function apps hosted in Azure</text:span></text:p>
            </text:list-item>
            <text:list-item>
              <text:p text:style-name="P12"><text:span text:style-name="T1">time lapse videos created using ffmpeg</text:span></text:p>
            </text:list-item>
            <text:list-item>
              <text:p text:style-name="P11"><text:span text:style-name="T2">time lapse flipbooks </text:span></text:p>
            </text:list-item>
          </text:list>
        </text:section>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39" text:outline-level="3">2020 - 2021</text:h>
            </table:table-cell>
            <table:table-cell table:style-name="Table1.A1" office:value-type="string">
              <text:h text:style-name="P39" text:outline-level="3">Galigo</text:h>
            </table:table-cell>
            <table:table-cell table:style-name="Table1.A1" office:value-type="string">
              <text:h text:style-name="P39" text:outline-level="3">CTO and co-founder</text:h>
            </table:table-cell>
          </table:table-row>
        </table:table>
      </text:section>
      <text:section text:style-name="Sect1" text:name="Section3">
        <text:list xml:id="list547832547" text:continue-numbering="true" text:style-name="WW8Num4">
          <text:list-item>
            <text:p text:style-name="P12">Galigo is the new name for Eleventh Hour</text:p>
          </text:list-item>
          <text:list-item>
            <text:p text:style-name="P12">Membership portal for industrial organizations</text:p>
          </text:list-item>
          <text:list-item>
            <text:p text:style-name="P12">Marketplace for green products</text:p>
          </text:list-item>
        </text:list>
        <text:p text:style-name="P4"/>
      </text:section>
      <text:section text:style-name="Sect2" text:name="Section4">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39" text:outline-level="3">2020</text:h>
            </table:table-cell>
            <table:table-cell table:style-name="Table2.A1" office:value-type="string">
              <text:h text:style-name="P39" text:outline-level="3">Eleventh Hour Global</text:h>
            </table:table-cell>
            <table:table-cell table:style-name="Table2.A1" office:value-type="string">
              <text:h text:style-name="P39" text:outline-level="3">Software Engineer</text:h>
            </table:table-cell>
          </table:table-row>
        </table:table>
      </text:section>
      <text:section text:style-name="Sect1" text:name="Section5">
        <text:list xml:id="list2166649946" text:continue-numbering="true" text:style-name="WW8Num4">
          <text:list-item>
            <text:p text:style-name="P12">Topical Search Engine for green products</text:p>
          </text:list-item>
          <text:list-item>
            <text:p text:style-name="P12">Likes, Comments, Recommendations</text:p>
          </text:list-item>
          <text:list-item>
            <text:p text:style-name="P12">React, Redux, Express</text:p>
          </text:list-item>
          <text:list-item>
            <text:p text:style-name="P12">PostgreSQL</text:p>
          </text:list-item>
        </text:list>
      </text:section>
      <text:section text:style-name="Sect2" text:name="Section6">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39" text:outline-level="3">2018 – 2019</text:h>
            </table:table-cell>
            <table:table-cell table:style-name="Table3.A1" office:value-type="string">
              <text:h text:style-name="P39" text:outline-level="3">Zuora</text:h>
            </table:table-cell>
            <table:table-cell table:style-name="Table3.A1" office:value-type="string">
              <text:h text:style-name="P39" text:outline-level="3">Senior Software and Data Engineer</text:h>
            </table:table-cell>
          </table:table-row>
        </table:table>
      </text:section>
      <text:section text:style-name="Sect1" text:name="Section7">
        <text:list xml:id="list1012867449" text:continue-numbering="true" text:style-name="WW8Num4">
          <text:list-item>
            <text:p text:style-name="P12">Utilization history for Insights</text:p>
          </text:list-item>
          <text:list-item>
            <text:p text:style-name="P12">Revpro/Zuora Bookings Reconciliation</text:p>
          </text:list-item>
          <text:list-item>
            <text:p text:style-name="P12">Cerebro data aggregator</text:p>
          </text:list-item>
          <text:list-item>
            <text:p text:style-name="P12">PostgreSQL, Python, Angular</text:p>
          </text:list-item>
        </text:list>
      </text:section>
      <text:section text:style-name="Sect2" text:name="Section8">
        <text:p text:style-name="Text_20_body"/>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39" text:outline-level="3">2015 – 2018</text:h>
            </table:table-cell>
            <table:table-cell table:style-name="Table4.A1" office:value-type="string">
              <text:h text:style-name="P39" text:outline-level="3">Acculitx</text:h>
            </table:table-cell>
            <table:table-cell table:style-name="Table4.A1" office:value-type="string">
              <text:h text:style-name="P39" text:outline-level="3">Senior Data Engineer</text:h>
            </table:table-cell>
          </table:table-row>
        </table:table>
      </text:section>
      <text:section text:style-name="Sect1" text:name="Section9">
        <text:list xml:id="list1167772780" text:continue-numbering="true" text:style-name="WW8Num4">
          <text:list-item>
            <text:p text:style-name="P12">FICO-like score for driving behavior</text:p>
          </text:list-item>
          <text:list-item>
            <text:p text:style-name="P12">Responsible for all software development and operations</text:p>
          </text:list-item>
          <text:list-item>
            <text:p text:style-name="P12">Based on accelerometer data from installed devices or cellphone</text:p>
          </text:list-item>
          <text:list-item>
            <text:p text:style-name="P12">back-end: mySQL, python, php, <text:s/>celery asynchronous task queue</text:p>
          </text:list-item>
          <text:list-item>
            <text:p text:style-name="P12">front-end: angular, react, jquery</text:p>
          </text:list-item>
          <text:list-item>
            <text:p text:style-name="P12">hosted on Amazon Web Services</text:p>
          </text:list-item>
          <text:list-item>
            <text:p text:style-name="P12">passwordless login</text:p>
          </text:list-item>
        </text:list>
      </text:section>
      <text:section text:style-name="Sect2" text:name="Section10">
        <text:p text:style-name="Text_20_body"/>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39" text:outline-level="3">2011 – 2014</text:h>
            </table:table-cell>
            <table:table-cell table:style-name="Table5.A1" office:value-type="string">
              <text:h text:style-name="P39" text:outline-level="3">SYSTRAN</text:h>
            </table:table-cell>
            <table:table-cell table:style-name="Table5.A1" office:value-type="string">
              <text:h text:style-name="P39" text:outline-level="3">Director of Software Engineering</text:h>
            </table:table-cell>
          </table:table-row>
        </table:table>
      </text:section>
      <text:section text:style-name="Sect1" text:name="Section11">
        <text:list xml:id="list5242564349779356583" text:style-name="WW8Num5">
          <text:list-item>
            <text:p text:style-name="P13"><text:soft-page-break/>A pioneer in Machine Translation</text:p>
          </text:list-item>
          <text:list-item>
            <text:p text:style-name="P13">The engine that powered Babel Fish, the first online translation service</text:p>
          </text:list-item>
          <text:list-item>
            <text:p text:style-name="P13">Merging statistical methods with a rules-based system</text:p>
          </text:list-item>
          <text:list-item>
            <text:p text:style-name="P13">Named Entity Recognition</text:p>
          </text:list-item>
        </text:list>
      </text:section>
      <text:section text:style-name="Sect2" text:name="Section12">
        <text:p text:style-name="P7"/>
        <text:p text:style-name="Text_20_body"/>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40" text:outline-level="3">2008 – 2010</text:h>
            </table:table-cell>
            <table:table-cell table:style-name="Table6.A1" office:value-type="string">
              <text:h text:style-name="P39" text:outline-level="3">Photometria</text:h>
            </table:table-cell>
            <table:table-cell table:style-name="Table6.A1" office:value-type="string">
              <text:h text:style-name="P39" text:outline-level="3">Director of Engineering, Software Developer</text:h>
            </table:table-cell>
          </table:table-row>
        </table:table>
      </text:section>
      <text:section text:style-name="Sect1" text:name="Section13">
        <text:list xml:id="list7365871420623494452" text:style-name="WW8Num6">
          <text:list-item>
            <text:p text:style-name="P34">E-commerce using Amazon and linkshare</text:p>
          </text:list-item>
          <text:list-item>
            <text:p text:style-name="P15">Facebook <text:s/>desktop widgets</text:p>
          </text:list-item>
          <text:list-item>
            <text:p text:style-name="P15">Computer Vision algorithms in openCV and openGL</text:p>
          </text:list-item>
          <text:list-item>
            <text:p text:style-name="P15">Google Maps mashups</text:p>
          </text:list-item>
          <text:list-item>
            <text:p text:style-name="P15">Recommendations</text:p>
          </text:list-item>
        </text:list>
      </text:section>
      <text:section text:style-name="Sect2" text:name="Section14">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39" text:outline-level="3">2007 – 2008</text:h>
            </table:table-cell>
            <table:table-cell table:style-name="Table7.A1" office:value-type="string">
              <text:h text:style-name="P39" text:outline-level="3">Veoh Networks</text:h>
            </table:table-cell>
            <table:table-cell table:style-name="Table7.A1" office:value-type="string">
              <text:h text:style-name="P39" text:outline-level="3">Director, Search &amp; Analytics</text:h>
            </table:table-cell>
          </table:table-row>
        </table:table>
      </text:section>
      <text:section text:style-name="Sect1" text:name="Section15">
        <text:list xml:id="list8236674351969619832" text:style-name="WW8Num21">
          <text:list-item>
            <text:p text:style-name="P18">Metrics</text:p>
          </text:list-item>
        </text:list>
        <text:list xml:id="list3471820118049723729" text:style-name="WW8Num7">
          <text:list-item>
            <text:p text:style-name="P19">Video Recommendations</text:p>
          </text:list-item>
          <text:list-item>
            <text:p text:style-name="P19">Hadoop, pig</text:p>
          </text:list-item>
          <text:list-item>
            <text:p text:style-name="P19">Recommendations as Behavioral Search</text:p>
          </text:list-item>
          <text:list-item>
            <text:p text:style-name="P19">Interactive drill-down reporting interface</text:p>
          </text:list-item>
          <text:list-item>
            <text:p text:style-name="P19">Virtual Database management system</text:p>
          </text:list-item>
          <text:list-item>
            <text:p text:style-name="P19">SQL on MySQL and Oracle</text:p>
          </text:list-item>
          <text:list-item>
            <text:p text:style-name="P19">Data Warehouse</text:p>
          </text:list-item>
          <text:list-item>
            <text:p text:style-name="P19">teams in San Diego and St. Petersburg, Russia</text:p>
          </text:list-item>
          <text:list-item>
            <text:p text:style-name="P19">Reporting for large SQL Server databases</text:p>
          </text:list-item>
          <text:list-item>
            <text:p text:style-name="P19"/>
          </text:list-item>
        </text:list>
      </text:section>
      <text:section text:style-name="Sect2" text:name="Section16">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39" text:outline-level="3">2000 - 2004 </text:h>
            </table:table-cell>
            <table:table-cell table:style-name="Table8.A1" office:value-type="string">
              <text:h text:style-name="P39" text:outline-level="3">Websense </text:h>
            </table:table-cell>
            <table:table-cell table:style-name="Table8.A1" office:value-type="string">
              <text:h text:style-name="P39" text:outline-level="3">Chief Scientist</text:h>
            </table:table-cell>
          </table:table-row>
        </table:table>
      </text:section>
      <text:section text:style-name="Sect1" text:name="Section17">
        <text:list xml:id="list4098211310103950318" text:style-name="WW8Num20">
          <text:list-item>
            <text:p text:style-name="P20">Tools for management of hybrid human/computer classification</text:p>
          </text:list-item>
          <text:list-item>
            <text:p text:style-name="P20">Support Vector Machines</text:p>
          </text:list-item>
          <text:list-item>
            <text:p text:style-name="P20">Digital Fingerprint</text:p>
          </text:list-item>
          <text:list-item>
            <text:p text:style-name="P20">as director, managed teams of 8 to 45 developers in San Diego</text:p>
          </text:list-item>
        </text:list>
      </text:section>
      <text:section text:style-name="Sect2" text:name="Section18">
        <text:h text:style-name="Heading_20_2" text:outline-level="2">Education</text:h>
        <text:p text:style-name="Text_20_body"/>
        <text:h text:style-name="Heading_20_3" text:outline-level="3">Princeton University</text:h>
      </text:section>
      <text:section text:style-name="Sect1" text:name="Section19">
        <text:list xml:id="list6294590846795759215" text:style-name="WW8Num8">
          <text:list-item>
            <text:p text:style-name="P21">full fellowship in History and Philosophy of Science </text:p>
          </text:list-item>
          <text:list-item>
            <text:p text:style-name="P21">Linguistics</text:p>
          </text:list-item>
          <text:list-item>
            <text:p text:style-name="P21">Metaphysics: the problem of identity over time</text:p>
          </text:list-item>
          <text:list-item>
            <text:p text:style-name="P21">Decision Theory: Newcomb's paradox</text:p>
          </text:list-item>
          <text:list-item>
            <text:p text:style-name="P21">Logic, Model Theory</text:p>
          </text:list-item>
          <text:list-item>
            <text:p text:style-name="P21">Frege and the Foundations of Mathematics</text:p>
          </text:list-item>
        </text:list>
      </text:section>
      <text:section text:style-name="Sect2" text:name="Section20">
        <text:p text:style-name="Text_20_body"/>
        <text:h text:style-name="Heading_20_3" text:outline-level="3">University of Washington</text:h>
      </text:section>
      <text:section text:style-name="Sect1" text:name="Section21">
        <text:list xml:id="list76899797431727166" text:style-name="WW8Num9">
          <text:list-item>
            <text:p text:style-name="P22">Ethnomusicology</text:p>
          </text:list-item>
          <text:list-item>
            <text:p text:style-name="P22">Philosophy</text:p>
          </text:list-item>
          <text:list-item>
            <text:p text:style-name="P22">Linguistics</text:p>
          </text:list-item>
          <text:list-item>
            <text:p text:style-name="P22">Mathematics</text:p>
          </text:list-item>
          <text:list-item>
            <text:p text:style-name="P22">B.S. Mathematics, B.A. Philosophy</text:p>
          </text:list-item>
          <text:list-item>
            <text:p text:style-name="P22">cum laude, Phi Beta Kappa</text:p>
          </text:list-item>
        </text:list>
      </text:section>
      <text:section text:style-name="Sect2" text:name="Section22">
        <text:h text:style-name="Heading_20_2" text:outline-level="2">Products and Personal Projects</text:h>
        <text:p text:style-name="P43"><text:span text:style-name="T5">2024: <text:s/>Wall of Comics</text:span></text:p>
        <text:section text:style-name="Sect5" text:name="Section50">
          <text:list xml:id="list910160705471832756" text:style-name="WW8Num10">
            <text:list-item>
              <text:p text:style-name="P33">My collection of Marvel comics from the 60's</text:p>
            </text:list-item>
            <text:list-item>
              <text:p text:style-name="P33">React/Nextjs</text:p>
            </text:list-item>
            <text:list-item>
              <text:p text:style-name="P23"><text:span text:style-name="Internet_20_link"><text:span text:style-name="T8">Extract stock cover photos and plots from the Marvel API</text:span></text:span></text:p>
            </text:list-item>
            <text:list-item>
              <text:p text:style-name="P23"><text:span text:style-name="Internet_20_link"><text:span text:style-name="T8">Filterpanel to slice and dice</text:span></text:span></text:p>
            </text:list-item>
            <text:list-item>
              <text:p text:style-name="P23"><text:span text:style-name="Internet_20_link"><text:span text:style-name="T8">Hosted on vercel</text:span></text:span></text:p>
            </text:list-item>
          </text:list>
        </text:section>
        <text:p text:style-name="P32"/>
        <text:p text:style-name="P42"/>
        <text:h text:style-name="P36" text:outline-level="3">2021: <text:s/>Collaboration Graph Browser </text:h>
        <text:section text:style-name="Sect3" text:name="Section48">
          <text:list xml:id="list1911490733" text:continue-numbering="true" text:style-name="WW8Num10">
            <text:list-item>
              <text:p text:style-name="P23">Extracted the list of musicians on an album from the musicbrainz database.</text:p>
            </text:list-item>
            <text:list-item>
              <text:p text:style-name="P23">React/Nextjs UI </text:p>
            </text:list-item>
            <text:list-item>
              <text:p text:style-name="P23">What were the musicians on this album doing before and after?</text:p>
            </text:list-item>
            <text:list-item>
              <text:p text:style-name="P23">The same analysis was done on the public IMDb data for movies and tv shows.</text:p>
            </text:list-item>
          </text:list>
        </text:section>
        <text:p text:style-name="P5"/>
        <text:h text:style-name="P36" text:outline-level="3"><text:soft-page-break/>2021: <text:s/>Filterpanel</text:h>
        <text:section text:style-name="Sect3" text:name="Section47">
          <text:list xml:id="list1076817617" text:continue-numbering="true" text:style-name="WW8Num10">
            <text:list-item>
              <text:p text:style-name="P23">E-commerce uses filter panels as a powerful adjunct to search.</text:p>
            </text:list-item>
            <text:list-item>
              <text:p text:style-name="P23">This npm package generates a filter panel from a JSON array</text:p>
            </text:list-item>
            <text:list-item>
              <text:p text:style-name="P23">A React/Next app generates an appropriate JSON array from a CSV file</text:p>
            </text:list-item>
            <text:list-item>
              <text:p text:style-name="P23">Very fast response </text:p>
            </text:list-item>
            <text:list-item>
              <text:p text:style-name="P23">All analysis done on the client in javascript</text:p>
            </text:list-item>
          </text:list>
        </text:section>
        <text:p text:style-name="P5"/>
        <text:h text:style-name="P36" text:outline-level="3">2019: <text:s/>TalkShow for Alexa</text:h>
      </text:section>
      <text:section text:style-name="Sect3" text:name="Section23">
        <text:list xml:id="list88939209" text:continue-numbering="true" text:style-name="WW8Num10">
          <text:list-item>
            <text:p text:style-name="P23">Alexa Skill for Echo Show of Fire TV Stick</text:p>
          </text:list-item>
          <text:list-item>
            <text:p text:style-name="P23">Bing (Azure) image search</text:p>
          </text:list-item>
          <text:list-item>
            <text:p text:style-name="P23">Flickr image search</text:p>
          </text:list-item>
          <text:list-item>
            <text:p text:style-name="P23">Slideshow of found images</text:p>
          </text:list-item>
          <text:list-item>
            <text:p text:style-name="P23">Available now on amazon.com</text:p>
          </text:list-item>
        </text:list>
      </text:section>
      <text:section text:style-name="Sect2" text:name="Section24">
        <text:p text:style-name="P5"/>
        <text:p text:style-name="P5"/>
        <text:h text:style-name="P36" text:outline-level="3">2019: <text:s/>Breakdown for Mint and Personal Capital</text:h>
      </text:section>
      <text:section text:style-name="Sect3" text:name="Section25">
        <text:list xml:id="list1160094557" text:continue-numbering="true" text:style-name="WW8Num10">
          <text:list-item>
            <text:p text:style-name="P23">Google Chrome Extension</text:p>
          </text:list-item>
          <text:list-item>
            <text:p text:style-name="P23">Slice and dice financial data</text:p>
          </text:list-item>
          <text:list-item>
            <text:p text:style-name="P23">React</text:p>
          </text:list-item>
          <text:list-item>
            <text:p text:style-name="P23">Google's Lovefield javascript dbms</text:p>
          </text:list-item>
        </text:list>
      </text:section>
      <text:section text:style-name="Sect2" text:name="Section26">
        <text:p text:style-name="P5"/>
        <text:p text:style-name="P5"/>
        <text:h text:style-name="P41" text:outline-level="3">2018: <text:s/>What Looks Good?</text:h>
      </text:section>
      <text:section text:style-name="Sect3" text:name="Section27">
        <text:list xml:id="list1712615592" text:continue-numbering="true" text:style-name="WW8Num10">
          <text:list-item>
            <text:p text:style-name="P24">Yelp Dataset Challenge</text:p>
          </text:list-item>
          <text:list-item>
            <text:p text:style-name="P24">structure from unstructured data</text:p>
          </text:list-item>
          <text:list-item>
            <text:p text:style-name="P24">Python NLTK</text:p>
          </text:list-item>
          <text:list-item>
            <text:p text:style-name="P24">React</text:p>
          </text:list-item>
          <text:list-item>
            <text:p text:style-name="P24">MySQL</text:p>
          </text:list-item>
        </text:list>
      </text:section>
      <text:section text:style-name="Sect2" text:name="Section28">
        <text:p text:style-name="Text_20_body"/>
        <text:h text:style-name="P36" text:outline-level="3">2013: The Translating Telephone</text:h>
      </text:section>
      <text:section text:style-name="Sect3" text:name="Section29">
        <text:list xml:id="list66877562" text:continue-numbering="true" text:style-name="WW8Num10">
          <text:list-item>
            <text:p text:style-name="P23">continuous voice-to-voice translation</text:p>
          </text:list-item>
          <text:list-item>
            <text:p text:style-name="P23">video conferencing using WebRTC</text:p>
          </text:list-item>
          <text:list-item>
            <text:p text:style-name="P23">Bing or Systran translation</text:p>
          </text:list-item>
          <text:list-item>
            <text:p text:style-name="P23">Web Speech API</text:p>
          </text:list-item>
          <text:list-item>
            <text:p text:style-name="P23">Google Chrome browser</text:p>
          </text:list-item>
          <text:list-item>
            <text:p text:style-name="P23">javascript</text:p>
          </text:list-item>
        </text:list>
      </text:section>
      <text:section text:style-name="Sect2" text:name="Section30">
        <text:p text:style-name="Text_20_body"/>
        <text:h text:style-name="P36" text:outline-level="3">2013: Interpreter</text:h>
      </text:section>
      <text:section text:style-name="Sect3" text:name="Section31">
        <text:list xml:id="list8733337813005796600" text:style-name="WW8Num11">
          <text:list-item>
            <text:p text:style-name="P25">Hands-free continuous voice-to-voice translation on the web</text:p>
          </text:list-item>
          <text:list-item>
            <text:p text:style-name="P25">Web Speech API</text:p>
          </text:list-item>
          <text:list-item>
            <text:p text:style-name="P25">Bing Translator API</text:p>
          </text:list-item>
          <text:list-item>
            <text:p text:style-name="P25">Google text-to-speech</text:p>
          </text:list-item>
        </text:list>
      </text:section>
      <text:section text:style-name="Sect2" text:name="Section32">
        <text:p text:style-name="Text_20_body"/>
        <text:h text:style-name="Heading_20_3" text:outline-level="3">2013: TalkShow Story Illustrator</text:h>
      </text:section>
      <text:section text:style-name="Sect3" text:name="Section33">
        <text:list xml:id="list1410794209279959407" text:style-name="WW8Num12">
          <text:list-item>
            <text:p text:style-name="P26">pictures of the things you’re talking about</text:p>
          </text:list-item>
          <text:list-item>
            <text:p text:style-name="P26">Web Speech API</text:p>
          </text:list-item>
          <text:list-item>
            <text:p text:style-name="P26">Alchemy API for NER</text:p>
          </text:list-item>
        </text:list>
      </text:section>
      <text:section text:style-name="Sect2" text:name="Section34">
        <text:p text:style-name="Text_20_body"/>
        <text:h text:style-name="P36" text:outline-level="3">2008: Veoh Discovery</text:h>
      </text:section>
      <text:section text:style-name="Sect3" text:name="Section35">
        <text:list xml:id="list2058053850236370576" text:style-name="WW8Num13">
          <text:list-item>
            <text:p text:style-name="P14">Recommendations based on video viewing behavior</text:p>
          </text:list-item>
          <text:list-item>
            <text:p text:style-name="P14">Behavioral search</text:p>
          </text:list-item>
          <text:list-item>
            <text:p text:style-name="P14">Hadoop and Pig</text:p>
          </text:list-item>
        </text:list>
      </text:section>
      <text:section text:style-name="Sect2" text:name="Section36">
        <text:p text:style-name="Text_20_body"/>
        <text:h text:style-name="P37" text:outline-level="3">2004: Websense Explorer</text:h>
      </text:section>
      <text:section text:style-name="Sect1" text:name="Section37">
        <text:list xml:id="list1752476856333512155" text:style-name="WW8Num14">
          <text:list-item>
            <text:p text:style-name="P16">interactive drill-down reporting interface</text:p>
          </text:list-item>
          <text:list-item>
            <text:p text:style-name="P16">on-the-fly summarization</text:p>
          </text:list-item>
          <text:list-item>
            <text:p text:style-name="P16">high volume log processing</text:p>
          </text:list-item>
          <text:list-item>
            <text:p text:style-name="P16">Virtual Database management system</text:p>
          </text:list-item>
        </text:list>
      </text:section>
      <text:section text:style-name="Sect2" text:name="Section38">
        <text:p text:style-name="Text_20_body"/>
        <text:h text:style-name="Heading_20_3" text:outline-level="3">1999: Topic Miner and Context Wrapper </text:h>
      </text:section>
      <text:section text:style-name="Sect1" text:name="Section39">
        <text:list xml:id="list3003221140548545930" text:style-name="WW8Num15">
          <text:list-item>
            <text:p text:style-name="P27">LinguistX extracted noun phrases from free text</text:p>
          </text:list-item>
          <text:list-item>
            <text:p text:style-name="P27">fuzzy matching to titles of encyclopedia articles</text:p>
          </text:list-item>
          <text:list-item>
            <text:p text:style-name="P27">display of article images and text extracts as marginalia</text:p>
          </text:list-item>
        </text:list>
      </text:section>
      <text:section text:style-name="Sect2" text:name="Section40">
        <text:h text:style-name="Heading_20_2" text:outline-level="2"><text:soft-page-break/>Patents</text:h>
        <text:p text:style-name="Text_20_body"/>
        <text:h text:style-name="P37" text:outline-level="3">2008: Search system using patterns of behavior (pending)</text:h>
        <text:p text:style-name="Text_20_body"/>
      </text:section>
      <text:section text:style-name="Sect2" text:name="Section41">
        <text:list xml:id="list2289169135719255642" text:style-name="WW8Num16">
          <text:list-item>
            <text:p text:style-name="P17">use of recommendation technology to implement a search function</text:p>
          </text:list-item>
        </text:list>
      </text:section>
      <text:section text:style-name="Sect2" text:name="Section42">
        <text:p text:style-name="Text_20_body"/>
        <text:h text:style-name="Heading_20_3" text:outline-level="3">2007: System and method of monitoring and controlling application files (granted)</text:h>
        <text:p text:style-name="Text_20_body"/>
      </text:section>
      <text:section text:style-name="Sect1" text:name="Section43">
        <text:list xml:id="list181355658163997744" text:style-name="WW8Num17">
          <text:list-item>
            <text:p text:style-name="P28">identification of Windows software by hashing executable files</text:p>
          </text:list-item>
          <text:list-item>
            <text:p text:style-name="P28">removal of Import Address Table </text:p>
          </text:list-item>
          <text:list-item>
            <text:p text:style-name="P28">C# program to facilitate the manual classification process</text:p>
          </text:list-item>
        </text:list>
      </text:section>
      <text:section text:style-name="Sect2" text:name="Section44">
        <text:h text:style-name="Heading_20_2" text:outline-level="2">Publications</text:h>
        <text:p text:style-name="Text_20_body"/>
      </text:section>
      <text:section text:style-name="Sect2" text:name="Section45">
        <text:h text:style-name="P38" text:outline-level="3">2001: Presenting content one slide at a time (web techniques)</text:h>
        <text:list xml:id="list2461589122301170808" text:style-name="WW8Num18">
          <text:list-item>
            <text:p text:style-name="P29">Javascript slideshows implemented 4 ways</text:p>
          </text:list-item>
        </text:list>
        <text:p text:style-name="P4"/>
        <text:h text:style-name="Heading_20_3" text:outline-level="3">1991 : A tiny Windows Class Library (Programmer's Journal)</text:h>
        <text:p text:style-name="Text_20_body"/>
      </text:section>
      <text:section text:style-name="Sect4" text:name="Section46">
        <text:list xml:id="list502551860785190016" text:style-name="WW8Num19">
          <text:list-item>
            <text:p text:style-name="P30">first published Windows class library</text:p>
          </text:list-item>
          <text:list-item>
            <text:p text:style-name="P31">create a generic Windows app in five statemen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Tahom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fo:margin-top="0in" fo:margin-bottom="0in"/>
      <style:text-properties style:font-name="Arial" fo:font-size="10pt" style:font-size-asian="10pt" style:font-name-complex="Arial"/>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598in" fo:text-indent="0in" style:auto-text-indent="false" fo:background-color="transparent">
        <style:background-image/>
      </style:paragraph-properties>
      <style:text-properties fo:font-size="10.5pt" fo:font-weight="bold" style:font-size-asian="10.5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fr" fo:country="FR" style:font-name-complex="Symbol"/>
    </style:style>
    <style:style style:name="WW8Num2z1" style:family="text">
      <style:text-properties style:font-name="OpenSymbol" style:font-name-complex="Open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language="fr" fo:country="FR" style:font-name-complex="Symbol" style:font-size-complex="10pt"/>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fo:language="fr" fo:country="FR" style:font-name-complex="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fo:font-size="11pt" style:font-size-asian="11pt" style:font-name-complex="OpenSymbol" style:font-size-complex="11pt"/>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fo:font-size="11pt" style:font-size-asian="11pt" style:font-name-complex="OpenSymbol" style:font-size-complex="11pt"/>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Symbol" style:font-size-complex="10pt"/>
    </style:style>
    <style:style style:name="WW8Num17z1" style:family="text">
      <style:text-properties style:font-name="Courier New" style:font-name-complex="Courier New"/>
    </style:style>
    <style:style style:name="WW8Num18z0" style:family="text">
      <style:text-properties style:font-name="Symbol" style:font-name-complex="Symbol" style:font-size-complex="10pt"/>
    </style:style>
    <style:style style:name="WW8Num18z1" style:family="text">
      <style:text-properties style:font-name="Courier New" style:font-name-complex="Courier New"/>
    </style:style>
    <style:style style:name="WW8Num19z0" style:family="text">
      <style:text-properties style:font-name="Symbol" style:font-name-complex="Symbol" style:font-size-complex="10pt"/>
    </style:style>
    <style:style style:name="WW8Num19z1" style:family="text">
      <style:text-properties style:font-name="Courier New" style:font-name-complex="Courier New"/>
    </style:style>
    <style:style style:name="WW8Num20z0" style:family="text">
      <style:text-properties style:font-name="Symbol" style:font-name-complex="Symbol" style:font-size-complex="10pt"/>
    </style:style>
    <style:style style:name="WW8Num20z1" style:family="text">
      <style:text-properties style:font-name="Courier New" style:font-name-complex="Courier New"/>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3z3" style:family="text">
      <style:text-properties style:font-name="Symbol1" fo:language="fr" fo:country="FR" style:font-name-complex="Symbol" style:font-size-complex="10pt"/>
    </style:style>
    <style:style style:name="WW8Num5z3" style:family="text">
      <style:text-properties style:font-name="Symbol1" style:font-name-complex="Symbol"/>
    </style:style>
    <style:style style:name="WW8Num6z3" style:family="text">
      <style:text-properties style:font-name="Symbol1" fo:language="fr" fo:country="FR" style:font-name-complex="Symbol"/>
    </style:style>
    <style:style style:name="WW8Num14z3" style:family="text">
      <style:text-properties style:font-name="Symbol1" style:font-name-complex="Symbol" style:font-size-complex="10pt"/>
    </style:style>
    <style:style style:name="WW8Num15z3" style:family="text">
      <style:text-properties style:font-name="Symbol1" style:font-name-complex="Symbol"/>
    </style:style>
    <style:style style:name="WW8Num16z3" style:family="text">
      <style:text-properties style:font-name="Symbol1" style:font-name-complex="Symbol"/>
    </style:style>
    <style:style style:name="WW8Num17z3" style:family="text">
      <style:text-properties style:font-name="Symbol1" style:font-name-complex="Symbol"/>
    </style:style>
    <style:style style:name="WW8Num18z3" style:family="text">
      <style:text-properties style:font-name="Symbol1" style:font-name-complex="Symbol"/>
    </style:style>
    <style:style style:name="WW8Num19z3" style:family="text">
      <style:text-properties style:font-name="Symbol1" style:font-name-complex="Symbol" style:font-size-complex="10pt"/>
    </style:style>
    <style:style style:name="WW8Num20z3" style:family="text">
      <style:text-properties style:font-name="Symbol1" style:font-name-complex="Symbol1"/>
    </style:style>
    <style:style style:name="WW8Num22z0" style:family="text">
      <style:text-properties style:font-name="Symbol" style:font-name-complex="Symbol" style:font-size-complex="10pt"/>
    </style:style>
    <style:style style:name="WW8Num22z1" style:family="text">
      <style:text-properties style:font-name="Courier New" style:font-name-complex="Courier New"/>
    </style:style>
    <style:style style:name="WW8Num23z0" style:family="text"/>
    <style:style style:name="WW8Num23z1" style:family="text"/>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WW8Num25z0" style:family="text">
      <style:text-properties style:font-name="Symbol1" style:font-name-complex="OpenSymbol"/>
    </style:style>
    <style:style style:name="WW8Num25z1" style:family="text">
      <style:text-properties style:font-name="OpenSymbol" style:font-name-complex="Open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7z2" style:family="text">
      <style:text-properties style:font-name="Wingdings" style:font-name-complex="Wingdings"/>
    </style:style>
    <style:style style:name="WW8Num18z2" style:family="text">
      <style:text-properties style:font-name="Wingdings" style:font-name-complex="Wingdings"/>
    </style:style>
    <style:style style:name="WW8Num19z2" style:family="text">
      <style:text-properties style:font-name="Wingdings" style:font-name-complex="Wingdings"/>
    </style:style>
    <style:style style:name="WW8Num20z2" style:family="text">
      <style:text-properties style:font-name="Wingdings" style:font-name-complex="Wingdings"/>
    </style:style>
    <style:style style:name="WW8Num21z2" style:family="text">
      <style:text-properties style:font-name="Wingdings" style:font-name-complex="Wingdings"/>
    </style:style>
    <style:style style:name="WW8Num22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6.9125in" fo:margin-left="0.0076in" table:align="left" style:writing-mode="lr-tb"/>
    </style:style>
    <style:style style:name="Table9.A" style:family="table-column">
      <style:table-column-properties style:column-width="1.4549in"/>
    </style:style>
    <style:style style:name="Table9.B" style:family="table-column">
      <style:table-column-properties style:column-width="4.875in"/>
    </style:style>
    <style:style style:name="Table9.C" style:family="table-column">
      <style:table-column-properties style:column-width="0.5826in"/>
    </style:style>
    <style:style style:name="Table9.1" style:family="table-row">
      <style:table-row-properties style:keep-together="true" fo:keep-together="auto"/>
    </style:style>
    <style:style style:name="Table9.A1" style:family="table-cell">
      <style:table-cell-properties style:vertical-align="top" fo:padding="0.0382in" fo:border="none" style:writing-mode="lr-tb"/>
    </style:style>
    <style:style style:name="MP1" style:family="paragraph" style:parent-style-name="Text_20_body">
      <style:paragraph-properties style:snap-to-layout-grid="false"/>
    </style:style>
    <style:style style:name="MP2" style:family="paragraph" style:parent-style-name="Text_20_body">
      <style:paragraph-properties fo:text-align="end" style:justify-single-word="false" style:snap-to-layout-grid="false"/>
    </style:style>
    <style:page-layout style:name="Mpm1">
      <style:page-layout-properties fo:page-width="8.5in" fo:page-height="11in" style:num-format="1" style:print-orientation="portrait" fo:margin-top="0.55in" fo:margin-bottom="0.5598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8161in" fo:margin-left="0in" fo:margin-right="0in" fo:margin-top="0.7772in" style:dynamic-spacing="true"/>
      </style:footer-style>
    </style:page-layout>
    <style:page-layout style:name="Mpm2">
      <style:page-layout-properties fo:page-width="8.5in" fo:page-height="11in" style:num-format="1" style:print-orientation="portrait" fo:margin-top="0.55in" fo:margin-bottom="1.3756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John Dimm</text:p>
            </table:table-cell>
            <table:table-cell table:style-name="Table9.A1" office:value-type="string">
              <text:p text:style-name="MP2">Bullet point resume, October 2024 </text:p>
            </table:table-cell>
            <table:table-cell table:style-name="Table9.A1" office:value-type="string">
              <text:p text:style-name="MP2">Page <text:page-number text:select-page="current">4</text:page-number></text:p>
            </table:table-cell>
          </table:table-row>
        </table:table>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imm</meta:initial-creator>
    <meta:creation-date>2015-02-11T21:41:00</meta:creation-date>
    <dc:creator>John Dimm</dc:creator>
    <dc:date>2024-10-10T15:22:21</dc:date>
    <meta:print-date>2015-07-16T21:05:00</meta:print-date>
    <meta:editing-cycles>35</meta:editing-cycles>
    <meta:editing-duration>PT7H59M21S</meta:editing-duration>
    <meta:generator>OpenOffice/4.1.6$Unix OpenOffice.org_project/416m1$Build-9790</meta:generator>
    <meta:document-statistic meta:table-count="10" meta:image-count="0" meta:object-count="0" meta:page-count="4" meta:paragraph-count="183" meta:word-count="949" meta:character-count="5747"/>
  </office:meta>
</office:document-meta>
</file>